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fo:font-style="italic" style:text-underline-style="solid" style:text-underline-width="auto" style:text-underline-color="font-color" officeooo:rsid="000d5ccf" officeooo:paragraph-rsid="000d5ccf" style:font-style-asian="italic" style:font-style-complex="italic"/>
    </style:style>
    <style:style style:name="P3" style:family="paragraph" style:parent-style-name="Standard">
      <style:text-properties style:font-name="DejaVu Sans" officeooo:rsid="001d504d" officeooo:paragraph-rsid="001d504d"/>
    </style:style>
    <style:style style:name="P4" style:family="paragraph" style:parent-style-name="Standard">
      <style:text-properties style:font-name="DejaVu Sans" officeooo:rsid="0014e486" officeooo:paragraph-rsid="001f938c"/>
    </style:style>
    <style:style style:name="P5" style:family="paragraph" style:parent-style-name="Standard">
      <style:text-properties style:font-name="DejaVu Sans"/>
    </style:style>
    <style:style style:name="P6" style:family="paragraph" style:parent-style-name="Standard">
      <style:text-properties officeooo:rsid="0020deec" officeooo:paragraph-rsid="0020deec"/>
    </style:style>
    <style:style style:name="P7" style:family="paragraph" style:parent-style-name="Standard">
      <style:text-properties officeooo:rsid="00264ccd" officeooo:paragraph-rsid="00264ccd"/>
    </style:style>
    <style:style style:name="P8" style:family="paragraph" style:parent-style-name="Standard">
      <style:text-properties officeooo:paragraph-rsid="002ae2df"/>
    </style:style>
    <style:style style:name="T1" style:family="text">
      <style:text-properties officeooo:rsid="000b0d34"/>
    </style:style>
    <style:style style:name="T2" style:family="text">
      <style:text-properties officeooo:rsid="000ce7ba"/>
    </style:style>
    <style:style style:name="T3" style:family="text">
      <style:text-properties officeooo:rsid="000f1aba"/>
    </style:style>
    <style:style style:name="T4" style:family="text">
      <style:text-properties officeooo:rsid="00101767"/>
    </style:style>
    <style:style style:name="T5" style:family="text">
      <style:text-properties officeooo:rsid="001224a0"/>
    </style:style>
    <style:style style:name="T6" style:family="text">
      <style:text-properties officeooo:rsid="0012a294"/>
    </style:style>
    <style:style style:name="T7" style:family="text">
      <style:text-properties officeooo:rsid="00139c8d"/>
    </style:style>
    <style:style style:name="T8" style:family="text">
      <style:text-properties style:font-name="DejaVu Sans"/>
    </style:style>
    <style:style style:name="T9" style:family="text">
      <style:text-properties style:font-name="DejaVu Sans" officeooo:rsid="00178fb7"/>
    </style:style>
    <style:style style:name="T10" style:family="text">
      <style:text-properties style:font-name="DejaVu Sans" officeooo:rsid="001d504d"/>
    </style:style>
    <style:style style:name="T11" style:family="text">
      <style:text-properties style:font-name="DejaVu Sans" fo:font-size="28pt" fo:font-weight="bold" officeooo:rsid="0021815e" style:font-name-asian="Noto Sans CJK SC" style:font-size-asian="28pt" style:font-weight-asian="bold" style:font-name-complex="Lohit Devanagari" style:font-size-complex="28pt" style:font-weight-complex="bold"/>
    </style:style>
    <style:style style:name="T12" style:family="text">
      <style:text-properties style:font-name="DejaVu Sans" officeooo:rsid="00251fe1"/>
    </style:style>
    <style:style style:name="T13" style:family="text">
      <style:text-properties style:font-name="DejaVu Sans" officeooo:rsid="0027f1af"/>
    </style:style>
    <style:style style:name="T14" style:family="text">
      <style:text-properties style:font-name="DejaVu Sans" officeooo:rsid="00236604"/>
    </style:style>
    <style:style style:name="T15" style:family="text">
      <style:text-properties style:font-name="DejaVu Sans" officeooo:rsid="00294679"/>
    </style:style>
    <style:style style:name="T16" style:family="text">
      <style:text-properties officeooo:rsid="00195637"/>
    </style:style>
    <style:style style:name="T17" style:family="text">
      <style:text-properties officeooo:rsid="0018eccf"/>
    </style:style>
    <style:style style:name="T18" style:family="text">
      <style:text-properties officeooo:rsid="001f938c"/>
    </style:style>
    <style:style style:name="T19" style:family="text">
      <style:text-properties officeooo:rsid="001fecb4"/>
    </style:style>
    <style:style style:name="T20" style:family="text">
      <style:text-properties officeooo:rsid="0023489d"/>
    </style:style>
    <style:style style:name="T21" style:family="text">
      <style:text-properties officeooo:rsid="002366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8">Kriptokuna </text:span><text:span text:style-name="T11">nudi kamatu na štednju od 50% godišnje</text:span></text:p>
      <text:p text:style-name="P1"/>
      <text:p text:style-name="P2">Kriptokuna (<text:a xlink:type="simple" xlink:href="https://www.kriptokuna.com/" text:style-name="Internet_20_link" text:visited-style-name="Visited_20_Internet_20_Link">www.kriptokuna.com</text:a><text:span text:style-name="T6">)</text:span> je slobodna<text:span text:style-name="T7"> decentralizirana</text:span> programska banka i slobodna valuta za slobodne ljude.<text:span text:style-name="T20"> Nudi 50% godišnje kamate na štednju koja se isplaćuje dnevno i to bez ikakvog oročenja.</text:span></text:p>
      <text:p text:style-name="P1"/>
      <text:p text:style-name="P1">Hrvatski pripadnici Anonymous skupine, hacktivisti i programeri koji već tri godine volonterski rade na <text:span text:style-name="T5">projektu </text:span>Kriptokun<text:span text:style-name="T5">a</text:span> danas su objavili da je prva faza razvoja Kriptokune privedena kraju te pozivaju sve zainteresirane da se uključe u ovaj slobodarski projekt kao testeri, programeri, bankari i volonteri svih vrsta te napominju kako će svi koji daju bilo kakav doprinos projektu biti nagrađeni bankarskim tokenom. Ističu kako se taj poziv posebno odnosi na blokirane građane Republike Hrvatske koji su protivno hrvatskim zakonima i međunarodnim konvencijama o ljudskim pravima isključeni iz klasičnog bankarskog sustava i kojima je na taj način praktički onemogućeno pravo na plaćeni rad, jedno od temeljnih ljudskih prava i sloboda u praksi koja je nepravedni kriminalni presedan u svjetskim okvirima.</text:p>
      <text:p text:style-name="P1"/>
      <text:p text:style-name="P1">Kriptokuna je stabilna kriptovaluta treće generacije temeljena na Waves ekosustavu <text:span text:style-name="T3">(</text:span><text:a xlink:type="simple" xlink:href="https://waves.tech/" text:style-name="Internet_20_link" text:visited-style-name="Visited_20_Internet_20_Link"><text:span text:style-name="T3">waves.tech</text:span></text:a><text:span text:style-name="T3">) </text:span>i Neutrino protokolu<text:span text:style-name="T4"> (</text:span><text:a xlink:type="simple" xlink:href="https://neutrino.at/" text:style-name="Internet_20_link" text:visited-style-name="Visited_20_Internet_20_Link"><text:span text:style-name="T4">neutrino.at</text:span></text:a><text:span text:style-name="T4">)</text:span> koja ima vrijednost 1:1 s kunom što ju u stvarnosti čini decentraliziranim bankovnim računom pod kontrolom njenih korisnika te zbog toga ima oko 50% godišnje kamate na štednju s dnevnom isplatom i to bez ikakvog oročenja.</text:p>
      <text:p text:style-name="P1"/>
      <text:p text:style-name="P1">Kamata se zarađuje na gotovo identičnom principu kao i kod klasičnog bankarskog sustava, ali ju u slučaju <text:span text:style-name="T1">K</text:span>riptokune ne zadržava nikakva banka niti međunarodni bankarski karteli već se zarada vraća korisnicima same Kriptokune koji su u osnovi i njezini vlasnici. Novac koji korisnik stavi na kriptokunski račun se ulaže u projekte unutar Waves ekosustava u direktnodemokratskim i transparentnim procesima u kojima može sudjelovati bilo tko, a ti projekti zatim vraćaju dio zarade onima koji su u njih uložili, dakle, korisnicima Kriptokune i drugih ekvivalentnih kriptovaluta.</text:p>
      <text:p text:style-name="P1"/>
      <text:p text:style-name="Standard"><text:span text:style-name="T8">Autori Kriptokune ističu kako su monetarna neovisnost, suverenitet i sloboda temelji svake druge neovisnosti, suvereniteta i slobode te kako im je u cilju građanima Republike Hrvatske ovim projektom pružiti upravo to. Ono što bi Hrvatska narodna banka trebala raditi da nije poltron međunarodn</text:span><text:span text:style-name="T9">ih bankarskih monopolističih kartela</text:span><text:span text:style-name="T8">. Isto nude i građanima BiH i Republike Srbije Kriptomarkom i Kriptodinarom, a građanima tih zemalja će prepustiti otvoreni programski kod Kriptokune ne bi li njime orgazirali svoje vlastite slobodne bankarske sustave pod njihovom vlastitom kontrolom. BiH i Republika Srbija su ovdje samo primjer, isto nude građanima svih zemalja svijeta s ciljem formiranja trećeg svjetskog političkog bloka sastavljenog od ljudi kojima je dosta dijeljena slobodnih ljudi po nebitnim ideološkim osnovama i "zavadi pa vladaj" politike. Sloboda i ljubav su jedini ideali kojima se aktivisti Kriptokune vode i oni su im jedini zajednički nazivnik, bitniji od svega drugog.</text:span></text:p>
      <text:p text:style-name="P1"/>
      <text:p text:style-name="P1"><text:soft-page-break/></text:p>
      <text:p text:style-name="P8"><text:span text:style-name="T8">Kriptokuna nije samo slobodarska transparentna banka otvorenog koda koja javne financije čini javnima, a privatne privatnima, ona je i građevni blok društva budućnosti koje ovim projektom postaje društvo sadašnjosti, društva u kojem će biti nemoguće bilo kome nametati i zabranjivati bilo što</text:span><text:span text:style-name="T14">, u kojem će javne financije biti javne, a privatne privatne, baš kako bi i trebalo biti, nasuprot današnjem naopakom sustavu.</text:span></text:p>
      <text:p text:style-name="P8"><text:span text:style-name="T15"/></text:p>
      <text:p text:style-name="P8"><text:span text:style-name="T12">O</text:span><text:span text:style-name="T8">na i druge ekvivalente kriptovalute će omogućiti svim ljubiteljima slobode organizaciju alternativnih ekonomskih i društvenih ekosustava zbog čega nitko neće moći biti ucijenjen kako nešto mora ili ne smije.</text:span></text:p>
      <text:p text:style-name="P1"/>
      <text:p text:style-name="P1">Projekt je dizajniran i programiran na način da je u startu kompletno decentraliziran, a to ga čini nezaustavljivim. Nikakvi zakoni doneseni pod pritiskom međunarodnih kriminalnih skupina ne mogu zabraniti Kriptokunu, mogu samo pokazati punu impotentnost države i njenih kriminalnih zakona koje uporno donosi bez ikakve mogućnosti da ih provede u djelo. Kriptokuna je za razliku od ljudskih zakona temeljena na teoriji igara i prirodnim matematičkim zakonima koje provodi algoritamski i automatski, bez mogućnosti korupcije, nepotizma i vanjskih utjecaja, bez mogućnosti da neki pred njenim zakonima budu <text:span text:style-name="T16">"</text:span>jednakiji<text:span text:style-name="T16">"</text:span> od drugih.<text:span text:style-name="T2"> Jedini način da se Kriptokuna zabrani ili ugasi je da se ugasi Internet na kojem počiva i postojeća netransparentna ekonomija svjetskih kriminalnih moćnika.</text:span></text:p>
      <text:p text:style-name="P1"/>
      <text:p text:style-name="P3">Ukupni iznos kriptokuna u prvoj fazi puštanja u promet ograničen je za sada na 1 milijun<text:span text:style-name="T19"> kriptokuna</text:span>.</text:p>
      <text:p text:style-name="P1"/>
      <text:p text:style-name="Standard"><text:span text:style-name="T8">Prva faza trajat će do završetka kompletne decentralizacije cijelog tehničkog rješenja, uključujući i razvoj sustava za direktno osobno bankarstvo. Ograničenje </text:span><text:span text:style-name="T10">je uvedeno zbog izračuna </text:span><text:span text:style-name="T8">kako će 1 milijun kriptokuna biti dovoljno da projekt postigne samoodrživost i dati mu mogućnost da se u sigurnosnom aspektu razvije do te mjere da zajednica sama odlučuje na koliko će Kriptokuna biti limitirana i hoće li uopće biti.</text:span></text:p>
      <text:p text:style-name="P1"/>
      <text:p text:style-name="Standard"><text:span text:style-name="T8">Ovo je sigurnosna mjera za zaštitu </text:span><text:span text:style-name="T10">Kriptokuna</text:span><text:span text:style-name="T8"> korisnika jer </text:span><text:span text:style-name="T10">autori ne </text:span><text:span text:style-name="T8">žel</text:span><text:span text:style-name="T10">e</text:span><text:span text:style-name="T8"> pristajati na nikakve kompromise u segmentu sigurnosti kad su u pitanju korisnici Kriptokune.</text:span></text:p>
      <text:p text:style-name="Standard"><text:span text:style-name="T8"/></text:p>
      <text:p text:style-name="P6"><text:span text:style-name="T8">Za svu komunikaciju, dogovaranje i korisničku podršku oko Kriptokune se koristi grupa "Kriptokuna" na aplikaciji Telegram (</text:span><text:a xlink:type="simple" xlink:href="https://telegram.org/" text:style-name="Internet_20_link" text:visited-style-name="Visited_20_Internet_20_Link"><text:span text:style-name="T8">telegram.org</text:span></text:a><text:span text:style-name="T8">).</text:span></text:p>
      <text:p text:style-name="P6"><text:span text:style-name="T8"/></text:p>
      <text:p text:style-name="P7"><text:span text:style-name="T8">Autori pozivaju sve zainteresirane da se priključe što prije</text:span><text:span text:style-name="T13"> (dovoljna je i puka znatiželja i zainteresiranost, poticaj i ohrabrivanje)</text:span><text:span text:style-name="T8">, da zajedno gradimo bolju budućnost naše predivne zemlje.</text:span></text:p>
      <text:p text:style-name="P1"/>
      <text:p text:style-name="P1"/>
      <text:p text:style-name="P4">Web stranica: <text:a xlink:type="simple" xlink:href="https://www.kriptokuna.com/" text:style-name="Internet_20_link" text:visited-style-name="Visited_20_Internet_20_Link">www.kriptokuna.com</text:a></text:p>
      <text:p text:style-name="P4"/>
      <text:p text:style-name="P4"><text:span text:style-name="T8">Telegram grupa: </text:span><text:a xlink:type="simple" xlink:href="https://t.me/Kriptokuna" text:style-name="Internet_20_link" text:visited-style-name="Visited_20_Internet_20_Link"><text:span text:style-name="T8">Kriptokuna</text:span></text:a><text:span text:style-name="T8"><text:line-break/><text:line-break/><text:line-break/></text:span><text:span text:style-name="T17">Pragmatic, </text:span><text:span text:style-name="T18">9</text:span><text:span text:style-name="T17">.</text:span><text:span text:style-name="T18">7</text:span><text:span text:style-name="T17">.20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3T08:51:12.161668242</meta:creation-date>
    <dc:date>2021-07-09T02:03:22.685552604</dc:date>
    <meta:editing-duration>PT6H18M30S</meta:editing-duration>
    <meta:editing-cycles>27</meta:editing-cycles>
    <meta:generator>LibreOffice/6.4.7.2$Linux_X86_64 LibreOffice_project/40$Build-2</meta:generator>
    <meta:document-statistic meta:table-count="0" meta:image-count="0" meta:object-count="0" meta:page-count="2" meta:paragraph-count="16" meta:word-count="792" meta:character-count="5477" meta:non-whitespace-character-count="4699"/>
  </office:meta>
</office:document-meta>
</file>